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9f7" officeooo:paragraph-rsid="0010d9f7"/>
    </style:style>
    <style:style style:name="P2" style:family="paragraph" style:parent-style-name="Standard">
      <style:text-properties officeooo:rsid="00126061" officeooo:paragraph-rsid="00126061"/>
    </style:style>
    <style:style style:name="P3" style:family="paragraph" style:parent-style-name="Standard">
      <style:text-properties officeooo:rsid="00153b27" officeooo:paragraph-rsid="00153b27"/>
    </style:style>
    <style:style style:name="P4" style:family="paragraph" style:parent-style-name="Standard">
      <style:text-properties fo:color="#c9211e" officeooo:rsid="00162e3d" officeooo:paragraph-rsid="00162e3d"/>
    </style:style>
    <style:style style:name="P5" style:family="paragraph" style:parent-style-name="Standard">
      <style:text-properties fo:color="#000000" officeooo:rsid="00162e3d" officeooo:paragraph-rsid="00162e3d"/>
    </style:style>
    <style:style style:name="P6" style:family="paragraph" style:parent-style-name="Standard">
      <style:text-properties fo:color="#000000" officeooo:rsid="00171369" officeooo:paragraph-rsid="00171369"/>
    </style:style>
    <style:style style:name="P7" style:family="paragraph" style:parent-style-name="Standard">
      <style:text-properties fo:color="#000000" officeooo:rsid="0017c653" officeooo:paragraph-rsid="0017c653"/>
    </style:style>
    <style:style style:name="P8" style:family="paragraph" style:parent-style-name="Standard">
      <style:text-properties fo:color="#000000" officeooo:rsid="0018558d" officeooo:paragraph-rsid="0018558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7c6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SO DI STUDI GROSSO</text:p>
      <text:p text:style-name="P1"/>
      <text:p text:style-name="P1"/>
      <text:p text:style-name="P1">1. SHE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gole di espansione</text:p>
      <text:p text:style-name="P1"/>
      <text:p text:style-name="P1"><text:tab/>echo {1,2,3}{a,b}</text:p>
      <text:p text:style-name="P1"/>
      <text:p text:style-name="P1">Il risultato sarà <text:s/>1<text:span text:style-name="T2">a</text:span>, 1b, <text:span text:style-name="T2">2</text:span><text:span text:style-name="T1">a</text:span><text:span text:style-name="T2">,2b</text:span>,3a,3b</text:p>
      <text:p text:style-name="P1"/>
      <text:p text:style-name="P1">Sono ammesse parentesi entro parentesi</text:p>
      <text:p text:style-name="P1"/>
      <text:p text:style-name="P1"><text:tab/>echo *{jp(e,)g, png, sh}</text:p>
      <text:p text:style-name="P1"/>
      <text:p text:style-name="P1">Command substitution</text:p>
      <text:p text:style-name="P1"/>
      <text:p text:style-name="P1"><text:tab/>echo “ls -la” – lista di file</text:p>
      <text:p text:style-name="P1"/>
      <text:p text:style-name="P1"><text:tab/>echo $(ls -la) <text:s/>oppure ‘ls -la’</text:p>
      <text:p text:style-name="P1"/>
      <text:p text:style-name="P1">Calcoli interi</text:p>
      <text:p text:style-name="P1"/>
      <text:p text:style-name="P1"><text:tab/>Myint = 120</text:p>
      <text:p text:style-name="P1"><text:tab/>echo $Myint</text:p>
      <text:p text:style-name="P1"><text:tab/>echo $((Myint+4*2))</text:p>
      <text:p text:style-name="P1"><text:tab/>echo $(((Myint+4)*2))</text:p>
      <text:p text:style-name="P1"/>
      <text:p text:style-name="P2">Process execution</text:p>
      <text:p text:style-name="P2"/>
      <text:p text:style-name="P2">Il simbolo &amp;&amp; condiziona il secondo comando alla corretta esecuzionedel primo</text:p>
      <text:p text:style-name="P2"/>
      <text:p text:style-name="P2"><text:tab/>vi pippo1.txt &amp;&amp; vi pippo2.txt</text:p>
      <text:p text:style-name="P2"/>
      <text:p text:style-name="P2">Il simbolo</text:p>
      <text:p text:style-name="P2"/>
      <text:p text:style-name="P2"><text:soft-page-break/></text:p>
      <text:p text:style-name="P2"/>
      <text:p text:style-name="P2">Test</text:p>
      <text:p text:style-name="P2"><text:tab/></text:p>
      <text:p text:style-name="P2"><text:tab/>if test -e /etc7passwd; then</text:p>
      <text:p text:style-name="P2"><text:tab/><text:tab/>echo “Fine”</text:p>
      <text:p text:style-name="P2"><text:tab/>else</text:p>
      <text:p text:style-name="P2"><text:tab/><text:tab/>echo “No password file!”</text:p>
      <text:p text:style-name="P2"><text:tab/>fi</text:p>
      <text:p text:style-name="P2"/>
      <text:p text:style-name="P2">Altra forma</text:p>
      <text:p text:style-name="P1"/>
      <text:p text:style-name="P2"><text:tab/>if [ -e /etc7passwd ]; then</text:p>
      <text:p text:style-name="P2"><text:tab/><text:tab/>echo “Fine”</text:p>
      <text:p text:style-name="P2"><text:tab/>else</text:p>
      <text:p text:style-name="P2"><text:tab/><text:tab/>echo “No password file!”</text:p>
      <text:p text:style-name="P2"><text:tab/>fi</text:p>
      <text:p text:style-name="P1"/>
      <text:p text:style-name="P1"/>
      <text:p text:style-name="P3">$1 indica il primo parametro che do in input quando avvio il file</text:p>
      <text:p text:style-name="P3"/>
      <text:p text:style-name="P3"/>
      <text:p text:style-name="P4">Octave</text:p>
      <text:p text:style-name="P4"/>
      <text:p text:style-name="P5">Octave è un lingaggio di alto livello per il calcolo numerico</text:p>
      <text:p text:style-name="P5"/>
      <text:p text:style-name="P5">Consente di fare calcolo scentifico, lavorare con funzioni e matrici, visualizzare dati e funzioni e produrre immagini grafiche del risultato</text:p>
      <text:p text:style-name="P5"/>
      <text:p text:style-name="P5">Può essere utilizzato per:</text:p>
      <text:p text:style-name="P5"/>
      <text:p text:style-name="P5">- algebra lineare</text:p>
      <text:p text:style-name="P5">- integrazione numerica, equazioni differenziali</text:p>
      <text:p text:style-name="P5">- statiscitca</text:p>
      <text:p text:style-name="P5">- processamento di segnali, immagini</text:p>
      <text:p text:style-name="P5">- … molto altro</text:p>
      <text:p text:style-name="P5"/>
      <text:p text:style-name="P6">Comandi octave</text:p>
      <text:p text:style-name="P6"/>
      <text:p text:style-name="P6">&gt;&gt; a=3</text:p>
      <text:p text:style-name="P6">a=3</text:p>
      <text:p text:style-name="P6">&gt;&gt;b=4</text:p>
      <text:p text:style-name="P6">b=4</text:p>
      <text:p text:style-name="P6">&gt;&gt;c=a*b</text:p>
      <text:p text:style-name="P6">c = 12</text:p>
      <text:p text:style-name="P6"/>
      <text:p text:style-name="P6"/>
      <text:p text:style-name="P6">-vettore <text:span text:style-name="T3">Crea un vettore contenente questi elementi</text:span></text:p>
      <text:p text:style-name="P6"/>
      <text:p text:style-name="P6">A=[4, 7, 10]</text:p>
      <text:p text:style-name="P6"/>
      <text:p text:style-name="P6">-vettore!</text:p>
      <text:p text:style-name="P6"><text:soft-page-break/>B=linespace(0,5,3) <text:s text:c="3"/><text:span text:style-name="T3">Crea un vettore con numeri da 0 a 5, in 3 celle</text:span></text:p>
      <text:p text:style-name="P6">B= [0.00000 2,500000 5,000001]</text:p>
      <text:p text:style-name="P6"/>
      <text:p text:style-name="P6">-vettore!! <text:s text:c="3"/><text:span text:style-name="T3">Crea un vettore con numeri da 0 a 5 che aumentano ogni volta di 1.25</text:span></text:p>
      <text:p text:style-name="P6">&gt;&gt; C=[0:1.25:5]</text:p>
      <text:p text:style-name="P6">C=0.00000 1.25000 2.50000 3.75000 5.00000</text:p>
      <text:p text:style-name="P6"/>
      <text:p text:style-name="P6"/>
      <text:p text:style-name="P7">Funzione predefinita</text:p>
      <text:p text:style-name="P7"/>
      <text:p text:style-name="P7">&gt;&gt;sin(pi/2)</text:p>
      <text:p text:style-name="P7">ans = 1</text:p>
      <text:p text:style-name="P7"/>
      <text:p text:style-name="P7">Funzioni definite dall’utente</text:p>
      <text:p text:style-name="P7"/>
      <text:p text:style-name="P7">&gt;&gt;function f(x)</text:p>
      <text:p text:style-name="P7">f=x*x</text:p>
      <text:p text:style-name="P7">endfunction</text:p>
      <text:p text:style-name="P7">&gt;&gt;f(5)</text:p>
      <text:p text:style-name="P6"/>
      <text:p text:style-name="P7">f=25</text:p>
      <text:p text:style-name="P7"/>
      <text:p text:style-name="P8">La sequenza di comandi viene memorizzata in un file (prova.m)</text:p>
      <text:p text:style-name="P8"/>
      <text:p text:style-name="P8">Il file viene richiamato tramite la funzione “run” del menu o la relativa icona</text:p>
      <text:p text:style-name="P8"/>
      <text:p text:style-name="P8">&gt;&gt;prova c=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4:27:52.799697150</meta:creation-date>
    <meta:generator>LibreOffice/6.4.7.2$Linux_X86_64 LibreOffice_project/40$Build-2</meta:generator>
    <dc:date>2023-11-09T11:33:54.062491601</dc:date>
    <meta:editing-duration>PT1H43M48S</meta:editing-duration>
    <meta:editing-cycles>8</meta:editing-cycles>
    <meta:document-statistic meta:table-count="0" meta:image-count="0" meta:object-count="0" meta:page-count="3" meta:paragraph-count="69" meta:word-count="272" meta:character-count="1672" meta:non-whitespace-character-count="1435"/>
  </office:meta>
</office:document-meta>
</file>